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4000003FD0754BC1050C1F5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4.7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List_20_Paragraph"><draw:frame draw:style-name="fr1" draw:name="Picture 4" text:anchor-type="as-char" svg:width="11.933cm" svg:height="9.684cm" draw:z-index="0"><draw:image xlink:href="Pictures/10000201000001C4000003FD0754BC1050C1F5F9.png" xlink:type="simple" xlink:show="embed" xlink:actuate="onLoad" loext:mime-type="image/png"/></draw:frame><text:bookmark text:name="_GoBack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havya Bokka</meta:initial-creator>
    <meta:editing-cycles>2</meta:editing-cycles>
    <meta:creation-date>2021-02-04T14:08:00</meta:creation-date>
    <dc:date>2021-02-05T10:27:32.994464304</dc:date>
    <meta:editing-duration>PT30M56S</meta:editing-duration>
    <meta:generator>LibreOffice/6.4.6.2$Linux_X86_64 LibreOffice_project/40$Build-2</meta:generator>
    <meta:document-statistic meta:table-count="0" meta:image-count="1" meta:object-count="0" meta:page-count="1" meta:paragraph-count="1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